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8.50pt" fo:font-weight="normal" fo:font-family="Mangal" style:font-family-asian="Mangal" style:font-family-complex="Mangal" fo:background-color="transparent" fo:color="#808080"/>
    </style:style>
    <style:style style:name="T1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5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143.40pt"/>
          <style:tab-stop style:position="24641.15pt"/>
        </style:tab-stops>
      </style:paragraph-properties>
    </style:style>
    <style:style style:name="P6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-10.80pt"/>
          <style:tab-stop style:position="421110.85pt" style:type="right"/>
          <style:tab-stop style:position="1614.80pt"/>
        </style:tab-stops>
      </style:paragraph-properties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-10.80pt"/>
          <style:tab-stop style:position="421110.85pt" style:type="right"/>
          <style:tab-stop style:position="1614.8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-10.80pt"/>
          <style:tab-stop style:position="421110.85pt" style:type="right"/>
        </style:tab-stops>
      </style:paragraph-properties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10.80pt" fo:text-indent="-5.40pt">
        <style:tab-stops>
          <style:tab-stop style:position="73.95pt"/>
          <style:tab-stop style:position="-10.80pt"/>
          <style:tab-stop style:position="421110.85pt" style:type="righ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 style:type="center"/>
          <style:tab-stop style:position="26311.80pt"/>
          <style:tab-stop style:position="1685.85pt"/>
          <style:tab-stop style:position="-5.40pt"/>
          <style:tab-stop style:position="71.15pt" style:type="center"/>
          <style:tab-stop style:position="26311.80pt"/>
        </style:tab-stops>
      </style:paragraph-properties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6.45pt" style:type="center"/>
          <style:tab-stop style:position="26311.80pt"/>
          <style:tab-stop style:position="1685.85pt"/>
          <style:tab-stop style:position="-5.40pt"/>
          <style:tab-stop style:position="71.15pt" style:type="center"/>
          <style:tab-stop style:position="26311.80p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133.00pt" style:type="center"/>
          <style:tab-stop style:position="26311.80p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50.00%" fo:text-align="left"/>
    </style:style>
    <style:style style:name="P38" style:family="paragraph">
      <style:paragraph-properties fo:line-height="150.00%" fo:text-align="center"/>
    </style:style>
    <style:style style:name="P39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40" style:family="paragraph">
      <style:paragraph-properties fo:line-height="150.00%" fo:text-align="left"/>
    </style:style>
    <style:style style:name="P41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center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center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34mm" svg:height="17.27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3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4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7"><text:span text:style-name="T5"><text:s/></text:span></text:p>
          </table:covered-table-cell>
          <table:covered-table-cell>
            <text:p text:style-name="P7"><text:span text:style-name="T5"><text:s/></text:span></text:p>
          </table:covered-table-cell>
          <table:table-cell table:style-name="TableCell010102">
            <text:p text:style-name="P8"><text:span text:style-name="T6">Versión: 0</text:span><text:span text:style-name="T7"/></text:p>
          </table:table-cell>
          <table:table-cell table:style-name="TableCell010103">
            <text:p text:style-name="P8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11"><text:span text:style-name="T9"><text:s/></text:span></text:p>
          </table:covered-table-cell>
          <table:table-cell table:style-name="TableCell010201">
            <text:p text:style-name="P12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2"><text:span text:style-name="T13">Página 1 de 1</text:span><text:span text:style-name="T14"/></text:p>
          </table:table-cell>
          <table:covered-table-cell/>
        </table:table-row>
      </table:table>
      <text:p text:style-name="P14"><text:span text:style-name="T15"/></text:p>
      <text:p text:style-name="P15"><text:span text:style-name="T16"/></text:p>
      <text:p text:style-name="P15"><text:span text:style-name="T16"/></text:p>
      <text:p text:style-name="P15"><text:span text:style-name="T1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7"><text:span text:style-name="T18">Aplicativo:</text:span><text:span text:style-name="T19"/></text:p>
          </table:table-cell>
          <table:table-cell table:style-name="TableCell020001">
            <text:p text:style-name="P17"><text:span text:style-name="T20">Librería Sensor Proximidad</text:span><text:span text:style-name="T21"/></text:p>
          </table:table-cell>
          <table:table-cell table:style-name="TableCell020002">
            <text:p text:style-name="P17"><text:span text:style-name="T22">Versión:</text:span><text:span text:style-name="T23"/></text:p>
          </table:table-cell>
          <table:table-cell table:style-name="TableCell020003">
            <text:p text:style-name="P17"><text:span text:style-name="T24">1.0</text:span><text:span text:style-name="T25"/></text:p>
          </table:table-cell>
          <table:table-cell table:style-name="TableCell020004">
            <text:p text:style-name="P17"><text:span text:style-name="T26">Fecha:</text:span><text:span text:style-name="T27"/></text:p>
          </table:table-cell>
          <table:table-cell table:style-name="TableCell020005">
            <text:p text:style-name="P17"><text:span text:style-name="T28">31/03/2020</text:span><text:span text:style-name="T29"/></text:p>
          </table:table-cell>
        </table:table-row>
        <table:table-row table:style-name="TableRow0201">
          <table:table-cell table:style-name="TableCell020100" table:number-columns-spanned="2">
            <text:p text:style-name="P20"><text:span text:style-name="T30">Nombre del archivo fuente:</text:span><text:span text:style-name="T31"/></text:p>
          </table:table-cell>
          <table:covered-table-cell/>
          <table:table-cell table:style-name="TableCell020102" table:number-columns-spanned="4">
            <text:p text:style-name="P20"><text:span text:style-name="T32">BalizaHSBFCV</text:span><text:span text:style-name="T33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3"><text:span text:style-name="T34">Ruta archivo fuente:</text:span><text:span text:style-name="T35"/></text:p>
          </table:table-cell>
          <table:covered-table-cell/>
          <table:table-cell table:style-name="TableCell020202" table:number-columns-spanned="4">
            <text:p text:style-name="P23"><text:a xlink:href="https://github.com/wisrovi/Hospital-smart-bracelet"><text:span text:style-name="T37">Hospital-smart-bracelet</text:span></text:a><text:span text:style-name="T38">/</text:span><text:a xlink:href="https://github.com/wisrovi/Hospital-smart-bracelet/tree/master/Baliza"><text:span text:style-name="T40">Baliza</text:span></text:a><text:span text:style-name="T41">/</text:span><text:a xlink:href="https://github.com/wisrovi/Hospital-smart-bracelet/tree/master/Baliza/Librerias%20Arduino"><text:span text:style-name="T43">Arduino</text:span></text:a><text:span text:style-name="T44">/librerias/</text:span><text:span text:style-name="T45">BalizaHSBFCV</text:span><text:span text:style-name="T46">/</text:span><text:span text:style-name="T47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6"><text:span text:style-name="T48">Realizado por:</text:span><text:span text:style-name="T49"/></text:p>
          </table:table-cell>
          <table:covered-table-cell/>
          <table:table-cell table:style-name="TableCell020302" table:number-columns-spanned="4">
            <text:p text:style-name="P27"><text:span text:style-name="T50">Yhon edinson tolosa reyes</text:span><text:span text:style-name="T51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9"><text:span text:style-name="T52">Resumen versión:</text:span><text:span text:style-name="T53"/></text:p>
          </table:table-cell>
          <table:covered-table-cell/>
          <table:table-cell table:style-name="TableCell020402" table:number-columns-spanned="4">
            <text:p text:style-name="P29"><text:span text:style-name="T54"/></text:p>
            <text:p text:style-name="P29"><text:span text:style-name="T54">Creación de la librería Arduino<text:s/></text:span><text:span text:style-name="T55">BalizaHSBFCV</text:span><text:span text:style-name="T56">. Esta librería se creó para la detectar Y realizar scan de las manillas enviando la informarcion a un servidor por metodo post utilizando el microcontrolador ESP32s</text:span></text:p>
            <text:p text:style-name="P29"><text:span text:style-name="T56"/></text:p>
            <text:p text:style-name="P29"><text:span text:style-name="T56">En el archivo<text:s/></text:span><text:span text:style-name="T57">SensorProximidadFCV.cpp</text:span><text:span text:style-name="T58"><text:s/>está la programación con las funciones que permiten definir la lectura de las manillas que se encuentren activas.</text:span></text:p>
            <text:p text:style-name="P29"><text:span text:style-name="T58"/></text:p>
            <text:p text:style-name="P29"><text:span text:style-name="T59">Librerías Externas:</text:span></text:p>
            <text:p text:style-name="P29"><text:span text:style-name="T60"/></text:p>
            <text:p text:style-name="P29"><text:span text:style-name="T61">#include "BalizaHSBFCV.h"</text:span><text:span text:style-name="T62"/></text:p>
            <text:p text:style-name="P29"><text:span text:style-name="T63">#include "Arduino.h"</text:span><text:span text:style-name="T64"/></text:p>
            <text:p text:style-name="P29"><text:span text:style-name="T65">#include "Arduino.h"</text:span><text:span text:style-name="T66"/></text:p>
            <text:p text:style-name="P29"><text:span text:style-name="T67">#include &lt;ArduinoJson.h&gt;</text:span><text:span text:style-name="T68"/></text:p>
            <text:p text:style-name="P29"><text:span text:style-name="T69"/></text:p>
            <text:p text:style-name="P29"><text:span text:style-name="T69"/></text:p>
            <text:p text:style-name="P29"><text:span text:style-name="T70">Variables:</text:span></text:p>
            <text:p text:style-name="P29"><text:span text:style-name="T70"/></text:p>
            <text:p text:style-name="P29"><text:span text:style-name="T71">#define HM10 Serial2</text:span><text:span text:style-name="T72"/></text:p>
            <text:p text:style-name="P29"><text:span text:style-name="T73">char disi_result[5000];</text:span><text:span text:style-name="T74"/></text:p>
            <text:p text:style-name="P29"><text:span text:style-name="T75">int d1 = 0;</text:span><text:span text:style-name="T76"/></text:p>
            <text:p text:style-name="P29"><text:span text:style-name="T77">int i = 0;</text:span><text:span text:style-name="T78"/></text:p>
            <text:p text:style-name="P29"><text:span text:style-name="T79"/></text:p>
            <text:p text:style-name="P29"><text:span text:style-name="T80">Funciones:</text:span></text:p>
            <text:p text:style-name="P29"><text:span text:style-name="T80"/></text:p>
            <text:p text:style-name="P29"><text:span text:style-name="T80"/></text:p>
            <text:p text:style-name="P29"><text:span text:style-name="T80"/></text:p>
            <text:p text:style-name="P29"><text:span text:style-name="T80"/></text:p>
            <text:p text:style-name="P29"><text:span text:style-name="T80"/></text:p>
            <text:p text:style-name="P29"><text:span text:style-name="T80"/></text:p>
            <text:p text:style-name="P29"><text:span text:style-name="T81"/></text:p>
            <text:p text:style-name="P29"><text:span text:style-name="T82">Tickers:</text:span></text:p>
            <text:p text:style-name="P29"><text:span text:style-name="T83"/></text:p>
            <text:p text:style-name="P29"><text:span text:style-name="T83"/></text:p>
            <text:p text:style-name="P29"><text:span text:style-name="T83">En el archivo<text:s/></text:span><text:span text:style-name="T84">BalizaHSBFCV.h</text:span><text:span text:style-name="T85"><text:s/>se establecen las variables públicas y privadas de la librería.</text:span></text:p>
            <text:p text:style-name="P29"><text:span text:style-name="T85"/></text:p>
            <text:p text:style-name="P29"><text:span text:style-name="T85">public:</text:span></text:p>
            <text:p text:style-name="P29"><text:span text:style-name="T86"/></text:p>
            <text:p text:style-name="P29"><text:span text:style-name="T86"><text:s text:c="4"/>void start_at();</text:span><text:span text:style-name="T87"/></text:p>
            <text:p text:style-name="P29"><text:span text:style-name="T88"><text:s text:c="4"/>void loopScanear();</text:span><text:span text:style-name="T89"/></text:p>
            <text:p text:style-name="P29"><text:span text:style-name="T90"><text:s text:c="4"/>String Totalbeacons();</text:span><text:span text:style-name="T91"/></text:p>
            <text:p text:style-name="P29"><text:span text:style-name="T92"/></text:p>
            <text:p text:style-name="P29"><text:span text:style-name="T93"/></text:p>
            <text:p text:style-name="P29"><text:span text:style-name="T93">En el archivo<text:s/></text:span><text:span text:style-name="T94">Baliza_HSB_FCV.ino</text:span><text:span text:style-name="T95"><text:s/>es el archivo principal donde se trabajan los archivos .cpp y .h creados anteriormente.</text:span></text:p>
            <text:p text:style-name="P29"><text:span text:style-name="T95"/></text:p>
            <text:p text:style-name="P29"><text:span text:style-name="T96">Librerías:</text:span></text:p>
            <text:p text:style-name="P29"><text:span text:style-name="T97"/></text:p>
            <text:p text:style-name="P29"><text:span text:style-name="T97"/></text:p>
            <text:p text:style-name="P29"><text:span text:style-name="T98">Variables:</text:span></text:p>
            <text:p text:style-name="P29"><text:span text:style-name="T99"/></text:p>
            <text:p text:style-name="P29"><text:span text:style-name="T99"/></text:p>
            <text:p text:style-name="P29"><text:span text:style-name="T100">Constructor:</text:span></text:p>
            <text:p text:style-name="P29"><text:span text:style-name="T101"/></text:p>
            <text:p text:style-name="P29"><text:span text:style-name="T102">BalizaHSBFCV balizahsbfcv;</text:span><text:span text:style-name="T103"/></text:p>
            <text:p text:style-name="P29"><text:span text:style-name="T104"/></text:p>
            <text:p text:style-name="P29"><text:span text:style-name="T105">Funciones:</text:span></text:p>
            <text:p text:style-name="P29"><text:span text:style-name="T105"/></text:p>
            <text:p text:style-name="P29"><text:span text:style-name="T106">void setup():</text:span></text:p>
            <text:p text:style-name="P29"><text:span text:style-name="T106"/></text:p>
            <text:p text:style-name="P29"><text:span text:style-name="T106"/></text:p>
            <text:p text:style-name="P29"><text:span text:style-name="T106"/></text:p>
            <text:p text:style-name="P29"><text:span text:style-name="T106">void loop(): </text:span></text:p>
            <text:p text:style-name="P29"><text:span text:style-name="T106"/></text:p>
            <text:p text:style-name="P29"><text:span text:style-name="T106"/></text:p>
            <text:p text:style-name="P29"><text:span text:style-name="T106"/></text:p>
            <text:p text:style-name="P29"><text:span text:style-name="T106">El archivo<text:s/></text:span><text:span text:style-name="T107">keywords.txt</text:span><text:span text:style-name="T108"><text:s/>define el color de las variables de la siguiente forma:</text:span></text:p>
            <text:p text:style-name="P29"><text:span text:style-name="T108"/></text:p>
            <text:p text:style-name="P29"><text:span text:style-name="T109">BalizaHSBFCV<text:s text:c="4"/>KEYWORD1</text:span><text:span text:style-name="T110"/></text:p>
            <text:p text:style-name="P29"><text:span text:style-name="T111"><text:s/>start_at<text:s text:c="4"/>KEYWORD2</text:span><text:span text:style-name="T112"/></text:p>
            <text:p text:style-name="P29"><text:span text:style-name="T113">loopScanear<text:s text:c="4"/>KEYWORD2</text:span><text:span text:style-name="T114"/></text:p>
            <text:p text:style-name="P29"><text:span text:style-name="T115">Totalbeacons<text:s text:c="4"/>KEYWORD2</text:span><text:span text:style-name="T116"/></text:p>
            <text:p text:style-name="P29"><text:span text:style-name="T117"/></text:p>
            <text:p text:style-name="P29"><text:span text:style-name="T117">El archivo<text:s/></text:span><text:span text:style-name="T118">library.properties<text:s/></text:span><text:span text:style-name="T119"/></text:p>
            <text:p text:style-name="P29"><text:span text:style-name="T119"><text:s text:c="4"/></text:span></text:p>
            <text:p text:style-name="P29"><text:span text:style-name="T120">name=BalizaHSBFCV</text:span><text:span text:style-name="T121"/></text:p>
            <text:p text:style-name="P29"><text:span text:style-name="T122">version=1.0</text:span><text:span text:style-name="T123"/></text:p>
            <text:p text:style-name="P29"><text:span text:style-name="T124">author=FCV</text:span><text:span text:style-name="T125"/></text:p>
            <text:p text:style-name="P29"><text:span text:style-name="T126">maintainer=FCV</text:span><text:span text:style-name="T127"/></text:p>
            <text:p text:style-name="P29"><text:span text:style-name="T128">sentence=library for Scan iBeacon with BLE HM10</text:span><text:span text:style-name="T129"/></text:p>
            <text:p text:style-name="P29"><text:span text:style-name="T130">paragraph=library for Scan iBeacon with BLE HM10</text:span><text:span text:style-name="T131"/></text:p>
            <text:p text:style-name="P29"><text:span text:style-name="T132">category=BLE HM10</text:span><text:span text:style-name="T133"/></text:p>
            <text:p text:style-name="P29"><text:span text:style-name="T134">url=www.fcv.org</text:span><text:span text:style-name="T135"/></text:p>
            <text:p text:style-name="P29"><text:span text:style-name="T136">architectures=*</text:span><text:span text:style-name="T137"/></text:p>
            <text:p text:style-name="P29"><text:span text:style-name="T138">depends=Arduino.h</text:span><text:span text:style-name="T139"/></text:p>
            <text:p text:style-name="P29"><text:span text:style-name="T140"/></text:p>
            <text:p text:style-name="P30"><text:span text:style-name="T140">El archivo<text:s/></text:span><text:span text:style-name="T141">README.md<text:s/></text:span><text:span text:style-name="T142">establece la compatibilidad de la librería con el microcontroladorESP32s</text:span></text:p>
            <text:p text:style-name="P31"><text:span text:style-name="T142"/></text:p>
            <text:p text:style-name="P31"><text:span text:style-name="T142">La librería se encuentra comprimida en un archivo .zip con todos los archivos mencionados anteriormente. Adicional se adjunta código SHA1 para la comprobación de los archivos adjuntos en el paquete .zip:</text:span></text:p>
            <text:p text:style-name="P31"><text:span text:style-name="T142"/></text:p>
            <text:p text:style-name="P31"><text:span text:style-name="T143">Código SHA1</text:span></text:p>
            <text:p text:style-name="P31"><text:span text:style-name="T144">2b26bb7aacff04a69b91d894650e6c8455ddd139</text:span></text:p>
            <text:p text:style-name="P31"><text:span text:style-name="T144"/></text:p>
            <text:p text:style-name="P31"><text:span text:style-name="T144">URL de la página SHA1</text:span></text:p>
            <text:p text:style-name="P31"><text:a xlink:href="https://emn178.github.io/online-tools/sha1_checksum.html"><text:span text:style-name="T145">https://emn178.github.io/online-tools/sha1_checksum.html</text:span></text:a><text:span text:style-name="T146"/></text:p>
            <text:p text:style-name="P31"><text:span text:style-name="T147"/></text:p>
            <text:p text:style-name="P31"><text:span text:style-name="T148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33"><text:span text:style-name="T149">Archivos modificados:</text:span><text:span text:style-name="T150"/></text:p>
          </table:table-cell>
          <table:covered-table-cell/>
          <table:table-cell table:style-name="TableCell020502" table:number-columns-spanned="4">
            <text:p text:style-name="P33"><text:span text:style-name="T151">N.A.</text:span><text:span text:style-name="T152"/></text:p>
          </table:table-cell>
          <table:covered-table-cell/>
          <table:covered-table-cell/>
          <table:covered-table-cell/>
        </table:table-row>
      </table:table>
      <text:p text:style-name="P35"><text:span text:style-name="T153"/></text:p>
      <text:p text:style-name="P35"><text:span text:style-name="T154"/></text:p>
      <text:p text:style-name="P35"><text:span text:style-name="T154"/></text:p>
      <text:p text:style-name="P36"><text:span text:style-name="T155"/></text:p>
      <text:p text:style-name="P37"><text:span text:style-name="T156">Elaborado Por:</text:span><text:span text:style-name="T157"/></text:p>
      <text:p text:style-name="P37"><text:span text:style-name="T158"/></text:p>
      <text:p text:style-name="P37"><text:span text:style-name="T158"/></text:p>
      <text:p text:style-name="P38"><text:span text:style-name="T158"><text:s text:c="4"/></text:span><text:span text:style-name="T159">_Cesar Augusto Figueroa Bayona<text:s text:c="2"/></text:span><text:span text:style-name="T160"><text:s text:c="18"/></text:span><text:span text:style-name="T161"/></text:p>
      <text:p text:style-name="P38"><text:span text:style-name="T162">Investigador en Tecnologías<text:s text:c="34"/></text:span><text:span text:style-name="T163"/></text:p>
      <text:p text:style-name="P39"><text:span text:style-name="T164">Aprobado Por:<text:tab/></text:span><text:span text:style-name="T165"/></text:p>
      <text:p text:style-name="P40"><text:span text:style-name="T166"/></text:p>
      <text:p text:style-name="P40"><text:span text:style-name="T166"/></text:p>
      <text:p text:style-name="P40"><text:span text:style-name="T166"><text:s text:c="9"/>______________________________</text:span><text:span text:style-name="T167"/></text:p>
      <text:p text:style-name="P41"><text:span text:style-name="T168">Director Infraestructura Tecnológica</text:span><text:span text:style-name="T1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